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b3ae1" officeooo:paragraph-rsid="001d7866"/>
    </style:style>
    <style:style style:name="P2" style:family="paragraph" style:parent-style-name="Standard">
      <style:text-properties officeooo:rsid="001b3ae1" officeooo:paragraph-rsid="002065e4"/>
    </style:style>
    <style:style style:name="P3" style:family="paragraph" style:parent-style-name="Standard">
      <style:text-properties officeooo:paragraph-rsid="002167eb"/>
    </style:style>
    <style:style style:name="P4" style:family="paragraph" style:parent-style-name="Text_20_body">
      <style:text-properties officeooo:rsid="00229cbd" officeooo:paragraph-rsid="00229cbd"/>
    </style:style>
    <style:style style:name="T1" style:family="text">
      <style:text-properties officeooo:rsid="001d7866"/>
    </style:style>
    <style:style style:name="T2" style:family="text">
      <style:text-properties officeooo:rsid="001d820f"/>
    </style:style>
    <style:style style:name="T3" style:family="text">
      <style:text-properties officeooo:rsid="001e547a"/>
    </style:style>
    <style:style style:name="T4" style:family="text">
      <style:text-properties officeooo:rsid="001f1da5"/>
    </style:style>
    <style:style style:name="T5" style:family="text">
      <style:text-properties officeooo:rsid="002065e4"/>
    </style:style>
    <style:style style:name="T6" style:family="text">
      <style:text-properties officeooo:rsid="002167eb"/>
    </style:style>
    <style:style style:name="T7" style:family="text">
      <style:text-properties officeooo:rsid="00229cb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mergent Memory Lab – Blog post 1 – The <text:span text:style-name="T1">Project</text:span></text:p>
      <text:p text:style-name="P1"/>
      <text:p text:style-name="P1"><text:tab/><text:span text:style-name="T1">In past days it was common for folks to tinker, to fiddle with things especially new technology. It wasn’t uncommon to find folks with crystal radios, </text:span><text:span text:style-name="T2">mechanical contraptions and interesting customizations to their tractors, or blenders or even cars. In fact much of this lead to innovation of new idea and products some as sophisticated as the airplane or personal computer. In recent years though the with the increase in technological specialization, corporate vulturism <text:s/>and difficulty or expense of materials it has resulted in a sterilization of this tinkering environment. Why innovate when it will be stolen by corporations and sourced to countries that can mass produce it cheaply till they in turn flood the market with nearly identical products. As disheartening as this is for the would be tinkerer a more pervasive and devastating attitude has been fostered in our easy come easy go society that I wanted to outline and address in this first post. </text:span></text:p>
      <text:p text:style-name="P1"><text:tab/><text:span text:style-name="T2">Much as the regal lords and </text:span><text:span text:style-name="T3">ladies of bygone eras would assume the peasantry were dumb and unable to grasp the concepts of greater educated minds. Or would outright dismiss the thoughts and opinions of the dirty masses based solely on access to education or title. <text:s/>We have developed a near religious commitment to authority. Especially when it comes to skills, technology, knowledge and concepts. For the first time in human existence we very literally have access to the entire or near entire lexicon of human knowledge. However this very access is corrupted and curated by a priest class of stagnation and corporate greed culture. <text:s/>Imagine in 2026, a person dedicates themselves to build a car, their friends, family, co workers, and the public at large would demand to know why? What a waste of time and money? You will never be allowed to drive it on the roads. Would it even be safe. You don’t think you will actually finish that do you? And so on and so forth. Hobbies are reserved for the eccentric and rich. <text:s/></text:span></text:p>
      <text:p text:style-name="P2"><text:tab/> <text:span text:style-name="T3">This attitude has created a quite but fascinating sub culture of very interesting and capable people bent on satiating </text:span><text:span text:style-name="T4">their curiosity, not for the riches or glory but for the sake of knowing, of creating with their own hands. <text:s/>A very Orwellian sub class of morlocks which spur fascination and admiration for me at my very core. <text:s/>One prime example of this was my mentor, a retired airline pilot who took on a fascination with Steam Liner engines from bygone eras. Over his life he developed the knowledge <text:s/>and skill set to recreate these steam engine monstrosities at a scale on no more then the size of ones palm. Functional and near perfect replicas that lived in glass cases in his barn. But why, thousands of dollars and hours spent developing a skill that will never be useful outside his barn or his own satisfaction. But this on too itself was the goal, it was not to create for prestige or profit but for the purpose of creation. <text:line-break/><text:tab/>The audacity to create in field such as “Artificial Intelligence” has been nacently ear marked for the academics and technocracy </text:span><text:span text:style-name="T5">of where it was born and now feeds on every aspect of our digital existence. <text:s/>But what about the hobbyist, the tinkerer? For sure there are open source models and an ever growing influencer guide the next generation of its keepers. But to discuss this with the average person, to present it as viable hobby like fly tying or gardening is meant with an almost comical regard. But its too expensive, what would you do with it, are you going to sell it? All reasonable in a landscape where the biggest model wins and giants look to the sky for hosting stellar server farms. This emerging technology however comes with some interesting caveats which are brushed off with the idea that future bigger models will inherently resolve these issues no worries. </text:span></text:p>
      <text:p text:style-name="P3"><text:span text:style-name="T5"><text:tab/>This is where my mind lingers though these are not some small issue that can be brushed off. They are core fundamental problems that I am sure will be resolved </text:span><text:span text:style-name="T6">one day </text:span><text:span text:style-name="T5">but at what cost and in what way. You see LLMs, Large Language Model</text:span><text:span text:style-name="T6">s</text:span><text:span text:style-name="T5"> are not “AI” in the way science fiction presents them. They are not hard and cold artificial minds but in fact highly sophisticated probability engines. <text:s/></text:span><text:span text:style-name="T4"><text:s/></text:span>When we talk about what these models actually are, we have to be honest in a way the breathless headlines rarely are. An LLM, is not thinking. It is not reasoning in any way resembling what happens behind your eyes as you read this. It is predicting. Given everything that came before, what word, what token, what fragment of language is most statistically likely to come next. It does this billions of times, at incredible speed, drawing on a training set so vast it encompasses a <text:soft-page-break/>significant portion of human written expression. The output can be startling, useful, even beautiful. But the process underneath is closer to an extraordinarily sophisticated autocomplete than it is to the cold steel minds of science fiction.</text:p>
      <text:p text:style-name="Text_20_body">This matters more than people realize. Because the assumptions baked into how these systems are discussed, funded, and developed rest heavily on the idea that scale solves everything. Make it bigger, feed it more, throw more compute at it and the problems resolve themselves. And to be fair, scale has produced genuinely surprising emergent capabilities that nobody fully predicted or understands. But emergence is not magic, and bigger is not the same as different. A probability engine scaled to the size of a planet is still, at its core, predicting what comes next. Whether that is sufficient to produce something we could meaningfully call intelligence, or whether intelligence requires something else entirely, something we haven't named or built yet, is one of the most genuinely open questions in the history of human inquiry.</text:p>
      <text:p text:style-name="Text_20_body">And yet that question is largely being asked by the same priest class of academics and corporate interests your average tinkerer is told to defer to. The hobbyist poking at a locally run open source model in their garage is not supposed to have a relevant opinion on this. They are not supposed to notice the seams.</text:p>
      <text:p text:style-name="Text_20_body">But they do. They always have.<text:line-break/><text:line-break/><text:span text:style-name="T6">It’s there my dear reader where this little project begins. <text:s/>An open source exploration of concepts and experiments </text:span><text:span text:style-name="T7">to gain understanding</text:span><text:span text:style-name="T6">. A curious goblin poking at the alchemy of this technological marvel perfectly comfortable with the promise of maybe a little more understanding. <text:s/>It first starts with a re-framing of the the intent of these language models. I a mere hobbyist wont ever have a data center on the moon, but I can have a little sever with a little LLM in my office. Further I can always reach out to commercial models and an ever more reduced cost and increased processing speed. The technology is surprisingly </text:span><text:span text:style-name="T7">easy to access and use despite the popular opinion held that the dirty masses don’t have access to this esoteric technology. The priests in their ziggurats are in fact really interested in cultivating more of their kind and expanding into all walks of life, all features, all decisions. <text:s/>At its core LLM was intended to be partner too humanity not our master. To that end I am content to be a hermit, contemplating the little ideas that strike my fancy.</text:span></text:p>
      <text:p text:style-name="P4">But why a blog if I am so content? To seek community to cultivate collaboration to possibly seed the very gods we create with ideas or maybe to guide my own thoughts. This wont be published especially not at the time of writing. To talk about a thing that is undone is to only sap the motivation to complete the thing. It scratches an itch and allows the mind to wonder. This is more a journal entry then a means to educate or inform. Others far smarter then me have already solved these problems I am sure even if they have not published them. But that’s not the point, the point is to do, to craft with my own hands and see what I have rote. <text:s/></text:p>
      <text:p text:style-name="P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2-14T14:17:58.086010823</meta:creation-date>
    <meta:editing-duration>PT1M6S</meta:editing-duration>
    <meta:editing-cycles>3</meta:editing-cycles>
    <meta:generator>LibreOffice/24.2.7.2$Linux_X86_64 LibreOffice_project/420$Build-2</meta:generator>
    <dc:date>2026-02-14T14:29:59.682157611</dc:date>
    <meta:document-statistic meta:table-count="0" meta:image-count="0" meta:object-count="0" meta:page-count="2" meta:paragraph-count="9" meta:word-count="1364" meta:character-count="7877" meta:non-whitespace-character-count="6494"/>
  </office:meta>
</office:document-meta>
</file>